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2: Configure Summary / Trend Rules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5583738846607208023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8129302736588790895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710716852492677224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7T11:46:20.36</dc:date>
    <dc:creator>Arvind Srivastava</dc:creator>
    <meta:editing-duration>PT50M18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37"/>
  </office:meta>
</office:document-meta>
</file>